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text-autospace="none"/>
    </style:style>
    <style:style style:name="T2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3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P4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5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7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T14" style:parent-style-name="Policepardéfaut" style:family="text">
      <style:text-properties style:language-asian="fr" style:country-asian="FR" style:language-complex="ar" style:country-complex="SA"/>
    </style:style>
    <style:style style:name="T15" style:parent-style-name="Policepardéfaut" style:family="text">
      <style:text-properties style:font-name="Arial" fo:font-size="10pt" style:font-size-asian="10pt" style:font-size-complex="10pt"/>
    </style:style>
    <style:style style:name="T16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T17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18" style:parent-style-name="Standard" style:family="paragraph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19" style:parent-style-name="Standard" style:family="paragraph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20" style:parent-style-name="Standard" style:family="paragraph">
      <style:text-properties style:font-name="TimesNewRomanPSMT" style:font-name-asian="TimesNewRomanPSMT" style:font-name-complex="TimesNewRomanPSMT"/>
    </style:style>
    <style:style style:name="P21" style:parent-style-name="Standard" style:family="paragraph">
      <style:paragraph-properties style:text-autospace="none"/>
      <style:text-properties style:font-name="TimesNewRomanPSMT" style:font-name-asian="TimesNewRomanPSMT" style:font-name-complex="TimesNewRomanPSMT"/>
    </style:style>
    <style:style style:name="P22" style:parent-style-name="Standard" style:family="paragraph">
      <style:paragraph-properties style:text-autospace="none"/>
      <style:text-properties style:font-name="TimesNewRomanPSMT" style:font-name-asian="TimesNewRomanPSMT" style:font-name-complex="TimesNewRomanPSMT"/>
    </style:style>
    <style:style style:name="P23" style:parent-style-name="Standard" style:family="paragraph">
      <style:paragraph-properties style:text-autospace="none"/>
      <style:text-properties style:font-name="TimesNewRomanPSMT" style:font-name-asian="TimesNewRomanPSMT" style:font-name-complex="TimesNewRomanPSMT"/>
    </style:style>
    <style:style style:name="P24" style:parent-style-name="Standard" style:family="paragraph">
      <style:paragraph-properties style:text-autospace="none"/>
      <style:text-properties style:font-name="TimesNewRomanPSMT" style:font-name-asian="TimesNewRomanPSMT" style:font-name-complex="TimesNewRomanPSMT"/>
    </style:style>
    <style:style style:name="P25" style:parent-style-name="Standard" style:family="paragraph">
      <style:paragraph-properties style:text-autospace="none"/>
      <style:text-properties style:font-name="TimesNewRomanPSMT" style:font-name-asian="TimesNewRomanPSMT" style:font-name-complex="TimesNewRomanPSMT"/>
    </style:style>
    <style:style style:name="P26" style:parent-style-name="Standard" style:family="paragraph">
      <style:paragraph-properties style:text-autospace="none"/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27" style:parent-style-name="Standard" style:family="paragraph">
      <style:paragraph-properties style:text-autospace="none"/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28" style:parent-style-name="Standard" style:family="paragraph">
      <style:paragraph-properties style:text-autospace="none"/>
    </style:style>
    <style:style style:name="T29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T30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T31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32" style:parent-style-name="Standard" style:family="paragraph">
      <style:paragraph-properties style:text-autospace="none"/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33" style:parent-style-name="Standard" style:family="paragraph">
      <style:paragraph-properties style:text-autospace="none"/>
    </style:style>
    <style:style style:name="T34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35" style:parent-style-name="Standard" style:family="paragraph">
      <style:paragraph-properties style:text-autospace="none"/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36" style:parent-style-name="Standard" style:family="paragraph">
      <style:paragraph-properties style:text-autospace="none"/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37" style:parent-style-name="Standard" style:family="paragraph">
      <style:paragraph-properties style:text-autospace="none"/>
    </style:style>
    <style:style style:name="T38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T39" style:parent-style-name="Lienhypertexte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name="P40" style:parent-style-name="Standard" style:family="paragraph">
      <style:paragraph-properties style:text-autospace="none"/>
    </style:style>
    <style:style style:name="T41" style:parent-style-name="Policepardéfaut" style:family="text">
      <style:text-properties style:font-name="Arial" style:font-name-asian="TimesNewRomanPS-BoldMT" style:font-name-complex="TimesNewRomanPS-BoldMT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Lien :<text:s/></text:span><text:a xlink:href="http://www.bioelectrochimie-gfb.org/general/files/1_Biocapteurs.pdf" office:target-frame-name="_top" xlink:show="replace"><text:span text:style-name="T3">http://www.bioelectrochimie-gfb.org/general/files/1_Biocapteurs.pdf</text:span></text:a></text:p>
      <text:p text:style-name="P4"/>
      <text:p text:style-name="P5">Idée : Reconnaissance<text:s/>moléculaire</text:p>
      <text:p text:style-name="P6">La molécule doit etre immobilisé <text:s/>// Est ce que sa empeche ses intéraction ? //</text:p>
      <text:p text:style-name="P7">sur une surface adaptéé à la fois au greffage et a la transconduction.</text:p>
      <text:p text:style-name="P8">Des electrodes fonctionnalisées par des groupements chimiques reactifs et ectroactifes</text:p>
      <text:p text:style-name="Standard">Pour qu'un biocapteur soit fonctionnel:</text:p>
      <text:p text:style-name="Standard"><text:tab/>- simple absorption</text:p>
      <text:p text:style-name="Standard"><text:tab/>-chimiosorption</text:p>
      <text:list text:style-name="LFO1" text:continue-numbering="true">
        <text:list-item>
          <text:list>
            <text:list-item>
              <text:p text:style-name="P9">auto assemblage</text:p>
            </text:list-item>
            <text:list-item>
              <text:p text:style-name="P10">greffage covalent</text:p>
            </text:list-item>
            <text:list-item>
              <text:p text:style-name="P11">piégeage matrice de polymère</text:p>
            </text:list-item>
            <text:list-item>
              <text:p text:style-name="P12">immobilisation par afinité</text:p>
            </text:list-item>
            <text:list-item>
              <text:p text:style-name="P13">electro greffage</text:p>
            </text:list-item>
          </text:list>
        </text:list-item>
      </text:list>
      <text:p text:style-name="Standard"><text:span text:style-name="T14"><draw:frame draw:z-index="251658240" draw:style-name="a0" draw:name="images1" text:anchor-type="paragraph" svg:x="0.08346in" svg:y="0.23976in" svg:width="4.0689in" svg:height="2.89724in" style:rel-width="scale" style:rel-height="scale"><draw:image xlink:href="" xlink:type="simple" xlink:show="embed" xlink:actuate="onLoad"/><svg:title/><svg:desc/></draw:frame></text:span></text:p>
      <text:p text:style-name="Standard"/>
      <text:p text:style-name="Standard">lien :https://tel.archives-ouvertes.fr/tel-00584297/document</text:p>
      <text:p text:style-name="Standard"/>
      <text:p text:style-name="Standard"><text:span text:style-name="T15">idée :<text:s/></text:span><text:span text:style-name="T16">IV. D</text:span><text:span text:style-name="T17">éveloppement des capteurs chimiques à effet de champ (ChemFET).</text:span></text:p>
      <text:p text:style-name="P18"/>
      <text:p text:style-name="P19">Transstor ISFET transistor pour electrode millieu aqueu pour detecter la presence d'ions</text:p>
      <text:p text:style-name="P20">Outre les avantages communément cités de ce type de capteur (faible coût de</text:p>
      <text:p text:style-name="P21">production, faible<text:s/>consommation électrique, taille réduite, rapidité et simplicité d’utilisation,</text:p>
      <text:p text:style-name="P22">possibilité de système multi capteurs), le ChemFET présente comme immense avantage, la</text:p>
      <text:p text:style-name="P23">possibilité de détecter différents types d’espèces aussi variés que les ions, les protéines ou les</text:p>
      <text:p text:style-name="P24">bactéries en ne modifiant que la couche sensible. Une structure générique de type ISFET</text:p>
      <text:p text:style-name="P25">pourra donc être adaptée en ENFET, IMMUNOFET, BIOFET…</text:p>
      <text:p text:style-name="P26"/>
      <text:p text:style-name="P27"/>
      <text:p text:style-name="P28"><text:span text:style-name="T29">lien :<text:s/></text:span><text:a xlink:href="https://www.ncbi.nlm.nih.gov/pubmed/24677773" office:target-frame-name="_top" xlink:show="replace"><text:span text:style-name="T30">https://www.ncbi.nlm.nih.gov/pubme</text:span><text:span text:style-name="T31">d/24677773</text:span></text:a></text:p>
      <text:p text:style-name="P32"/>
      <text:p text:style-name="P33"><text:span text:style-name="T34">idée :<text:s/></text:span>Selective detection of target proteins by peptide-enabled graphene biosensor.</text:p>
      <text:p text:style-name="P35"/>
      <text:p text:style-name="P36"/>
      <text:p text:style-name="P37"><text:span text:style-name="T38">Lien :<text:s/></text:span><text:a xlink:href="http://www.perrin33.com/biochanalys/photons/spectros_1.php" office:target-frame-name="_top" xlink:show="replace"><text:span text:style-name="T39">http://www.perrin33.com/biochanalys/photons/spectros_1.php</text:span></text:a></text:p>
      <text:p text:style-name="P40"><text:span text:style-name="T41">Idée fonctiontionnement phototdiod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3407544</meta:initial-creator>
    <dc:creator>3407544</dc:creator>
    <meta:creation-date>2017-06-12T15:43:00Z</meta:creation-date>
    <dc:date>2017-06-15T13:47:00Z</dc:date>
    <meta:template xlink:href="Normal" xlink:type="simple"/>
    <meta:editing-cycles>1</meta:editing-cycles>
    <meta:editing-duration>PT8940S</meta:editing-duration>
    <meta:document-statistic meta:page-count="1" meta:paragraph-count="3" meta:word-count="266" meta:character-count="1730" meta:row-count="12" meta:non-whitespace-character-count="1467"/>
  </office:meta>
</office:document-meta>
</file>